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760" officeooo:paragraph-rsid="001467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mais</text:p>
      <text:p text:style-name="P1"/>
      <text:p text:style-name="P1">3150-2046 : suporte</text:p>
      <text:p text:style-name="P1">3150-1261 : helpdesk</text:p>
      <text:p text:style-name="P1">3150-1265: gerência COGET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15:40:51.331109151</meta:creation-date>
    <dc:date>2022-07-08T15:42:47.141398037</dc:date>
    <meta:editing-duration>PT2M</meta:editing-duration>
    <meta:editing-cycles>1</meta:editing-cycles>
    <meta:document-statistic meta:table-count="0" meta:image-count="0" meta:object-count="0" meta:page-count="1" meta:paragraph-count="4" meta:word-count="10" meta:character-count="71" meta:non-whitespace-character-count="65"/>
    <meta:generator>LibreOffice/7.3.1.3$Linux_X86_64 LibreOffice_project/30$Build-3</meta:generator>
  </office:meta>
</office:document-meta>
</file>